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4.0236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27in"/>
    </style:style>
    <style:style style:name="co7" style:family="table-column">
      <style:table-column-properties fo:break-before="auto" style:column-width="2.1453in"/>
    </style:style>
    <style:style style:name="co8" style:family="table-column">
      <style:table-column-properties fo:break-before="auto" style:column-width="1.2874in"/>
    </style:style>
    <style:style style:name="co9" style:family="table-column">
      <style:table-column-properties fo:break-before="auto" style:column-width="2.1016in"/>
    </style:style>
    <style:style style:name="co10" style:family="table-column">
      <style:table-column-properties fo:break-before="auto" style:column-width="7.4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text-position="" style:font-name="Arial"/>
    </style:style>
    <style:style style:name="ce4" style:family="table-cell" style:parent-style-name="Default">
      <style:text-properties style:text-position=""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office:value-type="string">
            <text:p>Project Management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>
            <text:p>Project Management</text:p>
          </table:table-cell>
          <table:table-cell office:value-type="string">
            <text:p>Schedules, Tasks, Priorities</text:p>
          </table:table-cell>
          <table:table-cell office:value-type="string">
            <text:p>Andrew Seifer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Legal</text:p>
          </table:table-cell>
          <table:table-cell office:value-type="string">
            <text:p>Game Rules, Liability Releases, Permission Slips</text:p>
          </table:table-cell>
          <table:table-cell office:value-type="string">
            <text:p>Andrew Seifer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Awards</text:p>
          </table:table-cell>
          <table:table-cell/>
          <table:table-cell office:value-type="string">
            <text:p>Andrew Seifer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afety</text:p>
          </table:table-cell>
          <table:table-cell office:value-type="string">
            <text:p>Safety Captain, Equipment, Machinery Training, Environment</text:p>
          </table:table-cell>
          <table:table-cell office:value-type="string">
            <text:p>Andrew Seifer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Fund Raising</text:p>
          </table:table-cell>
          <table:table-cell office:value-type="string">
            <text:p>Sponsors, Donations, Activities</text:p>
          </table:table-cell>
          <table:table-cell office:value-type="string">
            <text:p>Andrew Seifer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Public Relations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rketing</text:p>
          </table:table-cell>
          <table:table-cell office:value-type="string">
            <text:p>T-Shirts, Brochures, Website, Branding</text:p>
          </table:table-cell>
          <table:table-cell office:value-type="string">
            <text:p>Rachael Wood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Graphic Design</text:p>
          </table:table-cell>
          <table:table-cell office:value-type="string">
            <text:p>Digital Imagery</text:p>
          </table:table-cell>
          <table:table-cell office:value-type="string">
            <text:p>Liam Russell, David Alvarado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office:value-type="string">
            <text:p>Community Affairs</text:p>
          </table:table-cell>
          <table:table-cell table:style-name="Default"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Engineering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>
            <text:p>Design</text:p>
          </table:table-cell>
          <table:table-cell office:value-type="string">
            <text:p>Strategy, Mechanical Drawings, Specifications</text:p>
          </table:table-cell>
          <table:table-cell office:value-type="string">
            <text:p>Andrew Seifert, Matthew Seifer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Mechanical</text:p>
          </table:table-cell>
          <table:table-cell office:value-type="string">
            <text:p>Chassis, Appendages, Locomotion</text:p>
          </table:table-cell>
          <table:table-cell office:value-type="string">
            <text:p>David Alvarado, Alex Woods, Joseph Kurtz, Andrew Kiessling, Matthew Seifer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Electrical</text:p>
          </table:table-cell>
          <table:table-cell office:value-type="string">
            <text:p>Power Distribution, High voltage wiring (12V), Data signals</text:p>
          </table:table-cell>
          <table:table-cell office:value-type="string">
            <text:p>Joseph Kurtz, Andrw Kiessl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Network</text:p>
          </table:table-cell>
          <table:table-cell office:value-type="string">
            <text:p>Lab, Robot, Field</text:p>
          </table:table-cell>
          <table:table-cell office:value-type="string">
            <text:p>Brady Brisson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oftware</text:p>
          </table:table-cell>
          <table:table-cell office:value-type="string">
            <text:p>Programming</text:p>
          </table:table-cell>
          <table:table-cell office:value-type="string">
            <text:p>Brady Brisson, Liam Russell, Alex Wood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neumatics</text:p>
          </table:table-cell>
          <table:table-cell/>
          <table:table-cell office:value-type="string">
            <text:p>Liam Russell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Drive Team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Coa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iver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12"/>
        <table:table-column table:style-name="co10" table:default-cell-style-name="Default"/>
        <table:table-column table:style-name="co5" table:number-columns-repeated="1018" table:default-cell-style-name="Default"/>
        <table:table-row table:style-name="ro2">
          <table:table-cell table:style-name="ce5"/>
          <table:table-cell table:style-name="ce5" office:value-type="string">
            <text:p>Position</text:p>
          </table:table-cell>
          <table:table-cell table:style-name="ce5" office:value-type="string">
            <text:p>Reports To</text:p>
          </table:table-cell>
          <table:table-cell table:style-name="ce5" office:value-type="string">
            <text:p>Title</text:p>
          </table:table-cell>
          <table:table-cell table:style-name="ce11" office:value-type="string">
            <text:p>Person</text:p>
          </table:table-cell>
          <table:table-cell table:style-name="ce5" office:value-type="string">
            <text:p>Responsibilities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Board of Directo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side Directo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side Directo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nagement Tea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ief Executive Officer (CEO)</text:p>
          </table:table-cell>
          <table:table-cell office:value-type="string">
            <text:p>Chairman &amp; Board</text:p>
          </table:table-cell>
          <table:table-cell table:number-columns-repeated="2"/>
          <table:table-cell office:value-type="string">
            <text:p>Implement board decisions and initiatives, Manage Executive Staff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ief Operations Officer (COO)</text:p>
          </table:table-cell>
          <table:table-cell office:value-type="string">
            <text:p>CEO</text:p>
          </table:table-cell>
          <table:table-cell table:number-columns-repeated="2"/>
          <table:table-cell office:value-type="string">
            <text:p>Marketing, Sales, Production, Personnel, Day-to-day activiti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ief Financial Officer (CFO)</text:p>
          </table:table-cell>
          <table:table-cell office:value-type="string">
            <text:p>CEO</text:p>
          </table:table-cell>
          <table:table-cell table:number-columns-repeated="2"/>
          <table:table-cell office:value-type="string">
            <text:p>Analyzing and reviewing financial data, reporting financial performance, preparing budgets, monitoring expenditur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ief Technical Officer (CTO)</text:p>
          </table:table-cell>
          <table:table-cell office:value-type="string">
            <text:p>CEO</text:p>
          </table:table-cell>
          <table:table-cell table:number-columns-repeated="2"/>
          <table:table-cell office:value-type="string">
            <text:p>Developing and maintaining technology infrastructure, Training, Developing new technology capacitie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anagement</text:p>
          </table:table-cell>
          <table:table-cell table:number-columns-repeated="1023"/>
        </table:table-row>
        <table:table-row table:style-name="ro2">
          <table:table-cell table:style-name="ce7"/>
          <table:table-cell table:style-name="ce8" office:value-type="string">
            <text:p>Project Management</text:p>
          </table:table-cell>
          <table:table-cell office:value-type="string">
            <text:p>CEO</text:p>
          </table:table-cell>
          <table:table-cell office:value-type="string">
            <text:p>Captain</text:p>
          </table:table-cell>
          <table:table-cell table:style-name="ce13" office:value-type="string">
            <text:p>Andrew Seifert</text:p>
          </table:table-cell>
          <table:table-cell table:style-name="ce10" office:value-type="string">
            <text:p>Schedules, Tasks, Priorities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8"/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1">
          <table:table-cell office:value-type="string">
            <text:p>Financial</text:p>
          </table:table-cell>
          <table:table-cell table:number-columns-repeated="1023"/>
        </table:table-row>
        <table:table-row table:style-name="ro3">
          <table:table-cell table:style-name="ce7"/>
          <table:table-cell table:style-name="ce8" office:value-type="string">
            <text:p>Fund Raising</text:p>
          </table:table-cell>
          <table:table-cell office:value-type="string">
            <text:p>CFO</text:p>
          </table:table-cell>
          <table:table-cell/>
          <table:table-cell table:style-name="ce13" office:value-type="string">
            <text:p>Andrew Seifert</text:p>
          </table:table-cell>
          <table:table-cell table:style-name="ce10" office:value-type="string">
            <text:p>Donations, Activities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8" office:value-type="string">
            <text:p>Sponsors</text:p>
          </table:table-cell>
          <table:table-cell office:value-type="string">
            <text:p>CFO</text:p>
          </table:table-cell>
          <table:table-cell/>
          <table:table-cell table:style-name="ce13"/>
          <table:table-cell table:style-name="ce10" office:value-type="string">
            <text:p>Sponsor Identification &amp; Managem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Operations</text:p>
          </table:table-cell>
          <table:table-cell table:style-name="ce8"/>
          <table:table-cell table:style-name="ce10"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Legal</text:p>
          </table:table-cell>
          <table:table-cell office:value-type="string">
            <text:p>COO</text:p>
          </table:table-cell>
          <table:table-cell/>
          <table:table-cell table:style-name="ce13" office:value-type="string">
            <text:p>Andrew Seifert</text:p>
          </table:table-cell>
          <table:table-cell table:style-name="ce10" office:value-type="string">
            <text:p>Game Rules, Liability Releases, Permission Slips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Awards</text:p>
          </table:table-cell>
          <table:table-cell office:value-type="string">
            <text:p>COO</text:p>
          </table:table-cell>
          <table:table-cell/>
          <table:table-cell table:style-name="ce13" office:value-type="string">
            <text:p>Riley Moreau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Safety</text:p>
          </table:table-cell>
          <table:table-cell office:value-type="string">
            <text:p>COO</text:p>
          </table:table-cell>
          <table:table-cell/>
          <table:table-cell table:style-name="ce13" office:value-type="string">
            <text:p>Andrew Seifert</text:p>
          </table:table-cell>
          <table:table-cell table:style-name="ce10" office:value-type="string">
            <text:p>Safety Captain, Equipment, Machinery Training, Environment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Marketing</text:p>
          </table:table-cell>
          <table:table-cell office:value-type="string">
            <text:p>COO</text:p>
          </table:table-cell>
          <table:table-cell/>
          <table:table-cell table:style-name="ce13" office:value-type="string">
            <text:p>Rachael Woods</text:p>
          </table:table-cell>
          <table:table-cell table:style-name="ce10" office:value-type="string">
            <text:p>T-Shirts, Brochures, Website, Branding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Graphic Design</text:p>
          </table:table-cell>
          <table:table-cell office:value-type="string">
            <text:p>COO</text:p>
          </table:table-cell>
          <table:table-cell/>
          <table:table-cell table:style-name="ce13" office:value-type="string">
            <text:p>Liam Russell, David Alvarado</text:p>
          </table:table-cell>
          <table:table-cell table:style-name="ce10" office:value-type="string">
            <text:p>Digital Imagery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Community Relations</text:p>
          </table:table-cell>
          <table:table-cell office:value-type="string">
            <text:p>COO</text:p>
          </table:table-cell>
          <table:table-cell/>
          <table:table-cell office:value-type="string">
            <text:p>Rachael Woods, Skyler Streeter</text:p>
          </table:table-cell>
          <table:table-cell office:value-type="string">
            <text:p>Community Events, School Events, MPS Events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8"/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1">
          <table:table-cell table:style-name="ce7" office:value-type="string">
            <text:p>Technology</text:p>
          </table:table-cell>
          <table:table-cell table:style-name="ce8"/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Design</text:p>
          </table:table-cell>
          <table:table-cell office:value-type="string">
            <text:p>CTO</text:p>
          </table:table-cell>
          <table:table-cell/>
          <table:table-cell table:style-name="ce13" office:value-type="string">
            <text:p>Andrew Seifert, Matthew Seifert</text:p>
          </table:table-cell>
          <table:table-cell table:style-name="ce10" office:value-type="string">
            <text:p>Strategy, Mechanical Drawings, Specifications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8" office:value-type="string">
            <text:p>Mechanical</text:p>
          </table:table-cell>
          <table:table-cell office:value-type="string">
            <text:p>CTO</text:p>
          </table:table-cell>
          <table:table-cell/>
          <table:table-cell table:style-name="ce13" office:value-type="string">
            <text:p>David Alvarado, Alex Woods, Joseph Kurtz, Andrew Kiessling, Matthew Seifert</text:p>
          </table:table-cell>
          <table:table-cell table:style-name="ce10" office:value-type="string">
            <text:p>Chassis, Appendages, Locomotion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8" office:value-type="string">
            <text:p>Electrical</text:p>
          </table:table-cell>
          <table:table-cell office:value-type="string">
            <text:p>CTO</text:p>
          </table:table-cell>
          <table:table-cell/>
          <table:table-cell table:style-name="ce13" office:value-type="string">
            <text:p>Joseph Kurtz, Andrew Kiessling</text:p>
          </table:table-cell>
          <table:table-cell table:style-name="ce10" office:value-type="string">
            <text:p>Power Distribution, High voltage wiring (12V), Data signals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8" office:value-type="string">
            <text:p>Network</text:p>
          </table:table-cell>
          <table:table-cell office:value-type="string">
            <text:p>CTO</text:p>
          </table:table-cell>
          <table:table-cell/>
          <table:table-cell table:style-name="ce13" office:value-type="string">
            <text:p>Brady Brisson, Skyler Streeter</text:p>
          </table:table-cell>
          <table:table-cell table:style-name="ce10" office:value-type="string">
            <text:p>Lab, Robot, Field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8" office:value-type="string">
            <text:p>Software</text:p>
          </table:table-cell>
          <table:table-cell office:value-type="string">
            <text:p>CTO</text:p>
          </table:table-cell>
          <table:table-cell/>
          <table:table-cell table:style-name="ce13" office:value-type="string">
            <text:p>Brady Brisson, Liam Russell, Alex Woods, Skyler Streeter</text:p>
          </table:table-cell>
          <table:table-cell table:style-name="ce10" office:value-type="string">
            <text:p>Programming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8" office:value-type="string">
            <text:p>Pneumatics</text:p>
          </table:table-cell>
          <table:table-cell office:value-type="string">
            <text:p>CTO</text:p>
          </table:table-cell>
          <table:table-cell/>
          <table:table-cell table:style-name="ce13" office:value-type="string">
            <text:p>Liam Russell, Skyler Streeter</text:p>
          </table:table-cell>
          <table:table-cell table:style-name="ce10" office:value-type="string">
            <text:p>Compressor, Pneumatic controls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8"/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1">
          <table:table-cell table:style-name="ce7" office:value-type="string">
            <text:p>Drive Team</text:p>
          </table:table-cell>
          <table:table-cell table:style-name="ce8"/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1">
          <table:table-cell table:style-name="ce7"/>
          <table:table-cell table:style-name="ce8" office:value-type="string">
            <text:p>Coach</text:p>
          </table:table-cell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1">
          <table:table-cell table:style-name="ce7"/>
          <table:table-cell table:style-name="ce9" office:value-type="string">
            <text:p>Drivers</text:p>
          </table:table-cell>
          <table:table-cell table:number-columns-repeated="2"/>
          <table:table-cell table:style-name="ce13"/>
          <table:table-cell table:style-name="ce10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000-00-00T18:23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1:34:59</meta:creation-date>
    <dc:date>2014-10-15T19:06:29</dc:date>
    <meta:editing-duration>PT12H37M18S</meta:editing-duration>
    <meta:editing-cycles>8</meta:editing-cycles>
    <meta:generator>LibreOffice/3.6$Linux_X86_64 LibreOffice_project/360m1$Build-2</meta:generator>
    <meta:document-statistic meta:table-count="2" meta:cell-count="132" meta:object-count="0"/>
  </office:meta>
</office:document-meta>
</file>